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5.02cm" fo:margin-left="1.64cm" table:align="left" style:writing-mode="lr-tb"/>
    </style:style>
    <style:style style:name="Tabla13.A" style:family="table-column">
      <style:table-column-properties style:column-width="5.001cm"/>
    </style:style>
    <style:style style:name="Tabla13.C" style:family="table-column">
      <style:table-column-properties style:column-width="5.018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background-color="#e6e6e6" fo:padding="0.101cm" fo:border-left="0.5pt solid #667dd1" fo:border-right="none" fo:border-top="0.5pt solid #667dd1" fo:border-bottom="1.5pt solid #000000" style:writing-mode="lr-tb">
        <style:background-image/>
      </style:table-cell-properties>
    </style:style>
    <style:style style:name="Tabla13.C1" style:family="table-cell">
      <style:table-cell-properties style:vertical-align="top" fo:background-color="#e6e6e6" fo:padding="0.101cm" fo:border-left="0.5pt solid #667dd1" fo:border-right="0.5pt solid #667dd1" fo:border-top="0.5pt solid #667dd1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139cm" fo:keep-together="auto"/>
    </style:style>
    <style:style style:name="Tabla13.A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13.B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13.C2" style:family="table-cell">
      <style:table-cell-properties style:vertical-align="top" fo:padding="0.101cm" fo:border="0.5pt solid #667dd1" style:writing-mode="lr-tb"/>
    </style:style>
    <style:style style:name="Tabla14" style:family="table">
      <style:table-properties style:width="15.02cm" fo:margin-left="1.64cm" table:align="left" style:writing-mode="lr-tb"/>
    </style:style>
    <style:style style:name="Tabla14.A" style:family="table-column">
      <style:table-column-properties style:column-width="5.001cm"/>
    </style:style>
    <style:style style:name="Tabla14.C" style:family="table-column">
      <style:table-column-properties style:column-width="5.018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background-color="#e6e6e6" fo:padding="0.101cm" fo:border-left="0.5pt solid #667dd1" fo:border-right="none" fo:border-top="0.5pt solid #667dd1" fo:border-bottom="1.5pt solid #000000" style:writing-mode="lr-tb">
        <style:background-image/>
      </style:table-cell-properties>
    </style:style>
    <style:style style:name="Tabla14.C1" style:family="table-cell">
      <style:table-cell-properties style:vertical-align="top" fo:background-color="#e6e6e6" fo:padding="0.101cm" fo:border-left="0.5pt solid #667dd1" fo:border-right="0.5pt solid #667dd1" fo:border-top="0.5pt solid #667dd1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139cm" fo:keep-together="auto"/>
    </style:style>
    <style:style style:name="Tabla14.A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14.B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14.C2" style:family="table-cell">
      <style:table-cell-properties style:vertical-align="top" fo:padding="0.101cm" fo:border="0.5pt solid #667dd1" style:writing-mode="lr-tb"/>
    </style:style>
    <style:style style:name="Tabla15" style:family="table">
      <style:table-properties style:width="15.02cm" fo:margin-left="1.64cm" table:align="left" style:writing-mode="lr-tb"/>
    </style:style>
    <style:style style:name="Tabla15.A" style:family="table-column">
      <style:table-column-properties style:column-width="5.001cm"/>
    </style:style>
    <style:style style:name="Tabla15.C" style:family="table-column">
      <style:table-column-properties style:column-width="5.018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background-color="#e6e6e6" fo:padding="0.101cm" fo:border-left="0.5pt solid #667dd1" fo:border-right="none" fo:border-top="0.5pt solid #667dd1" fo:border-bottom="1.5pt solid #000000" style:writing-mode="lr-tb">
        <style:background-image/>
      </style:table-cell-properties>
    </style:style>
    <style:style style:name="Tabla15.C1" style:family="table-cell">
      <style:table-cell-properties style:vertical-align="top" fo:background-color="#e6e6e6" fo:padding="0.101cm" fo:border-left="0.5pt solid #667dd1" fo:border-right="0.5pt solid #667dd1" fo:border-top="0.5pt solid #667dd1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139cm" fo:keep-together="auto"/>
    </style:style>
    <style:style style:name="Tabla15.A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15.B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15.C2" style:family="table-cell">
      <style:table-cell-properties style:vertical-align="top" fo:padding="0.101cm" fo:border="0.5pt solid #667dd1" style:writing-mode="lr-tb"/>
    </style:style>
    <style:style style:name="Tabla16" style:family="table">
      <style:table-properties style:width="15.02cm" fo:margin-left="1.64cm" table:align="left" style:writing-mode="lr-tb"/>
    </style:style>
    <style:style style:name="Tabla16.A" style:family="table-column">
      <style:table-column-properties style:column-width="5.001cm"/>
    </style:style>
    <style:style style:name="Tabla16.C" style:family="table-column">
      <style:table-column-properties style:column-width="5.018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background-color="#e6e6e6" fo:padding="0.101cm" fo:border-left="0.5pt solid #667dd1" fo:border-right="none" fo:border-top="0.5pt solid #667dd1" fo:border-bottom="1.5pt solid #000000" style:writing-mode="lr-tb">
        <style:background-image/>
      </style:table-cell-properties>
    </style:style>
    <style:style style:name="Tabla16.C1" style:family="table-cell">
      <style:table-cell-properties style:vertical-align="top" fo:background-color="#e6e6e6" fo:padding="0.101cm" fo:border-left="0.5pt solid #667dd1" fo:border-right="0.5pt solid #667dd1" fo:border-top="0.5pt solid #667dd1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139cm" fo:keep-together="auto"/>
    </style:style>
    <style:style style:name="Tabla16.A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16.B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16.C2" style:family="table-cell">
      <style:table-cell-properties style:vertical-align="top" fo:padding="0.101cm" fo:border="0.5pt solid #667dd1" style:writing-mode="lr-tb"/>
    </style:style>
    <style:style style:name="Tabla20" style:family="table">
      <style:table-properties style:width="15.02cm" fo:margin-left="1.64cm" table:align="left" style:writing-mode="lr-tb"/>
    </style:style>
    <style:style style:name="Tabla20.A" style:family="table-column">
      <style:table-column-properties style:column-width="5.001cm"/>
    </style:style>
    <style:style style:name="Tabla20.C" style:family="table-column">
      <style:table-column-properties style:column-width="5.018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background-color="#e6e6e6" fo:padding="0.101cm" fo:border-left="0.5pt solid #667dd1" fo:border-right="none" fo:border-top="0.5pt solid #667dd1" fo:border-bottom="1.5pt solid #000000" style:writing-mode="lr-tb">
        <style:background-image/>
      </style:table-cell-properties>
    </style:style>
    <style:style style:name="Tabla20.C1" style:family="table-cell">
      <style:table-cell-properties style:vertical-align="top" fo:background-color="#e6e6e6" fo:padding="0.101cm" fo:border-left="0.5pt solid #667dd1" fo:border-right="0.5pt solid #667dd1" fo:border-top="0.5pt solid #667dd1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1.455cm" fo:keep-together="auto"/>
    </style:style>
    <style:style style:name="Tabla20.A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0.B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0.C2" style:family="table-cell">
      <style:table-cell-properties style:vertical-align="top" fo:padding="0.101cm" fo:border="0.5pt solid #667dd1" style:writing-mode="lr-tb"/>
    </style:style>
    <style:style style:name="Tabla20.A3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0.B3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0.C3" style:family="table-cell">
      <style:table-cell-properties style:vertical-align="top" fo:padding="0.101cm" fo:border="0.5pt solid #667dd1" style:writing-mode="lr-tb"/>
    </style:style>
    <style:style style:name="Tabla21" style:family="table">
      <style:table-properties style:width="15.02cm" fo:margin-left="1.64cm" table:align="left" style:writing-mode="lr-tb"/>
    </style:style>
    <style:style style:name="Tabla21.A" style:family="table-column">
      <style:table-column-properties style:column-width="5.001cm"/>
    </style:style>
    <style:style style:name="Tabla21.C" style:family="table-column">
      <style:table-column-properties style:column-width="5.018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background-color="#e6e6e6" fo:padding="0.101cm" fo:border-left="0.5pt solid #667dd1" fo:border-right="none" fo:border-top="0.5pt solid #667dd1" fo:border-bottom="1.5pt solid #000000" style:writing-mode="lr-tb">
        <style:background-image/>
      </style:table-cell-properties>
    </style:style>
    <style:style style:name="Tabla21.C1" style:family="table-cell">
      <style:table-cell-properties style:vertical-align="top" fo:background-color="#e6e6e6" fo:padding="0.101cm" fo:border-left="0.5pt solid #667dd1" fo:border-right="0.5pt solid #667dd1" fo:border-top="0.5pt solid #667dd1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1.164cm" fo:keep-together="auto"/>
    </style:style>
    <style:style style:name="Tabla21.A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1.B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1.C2" style:family="table-cell">
      <style:table-cell-properties style:vertical-align="top" fo:padding="0.101cm" fo:border="0.5pt solid #667dd1" style:writing-mode="lr-tb"/>
    </style:style>
    <style:style style:name="Tabla21.A3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1.B3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1.C3" style:family="table-cell">
      <style:table-cell-properties style:vertical-align="top" fo:padding="0.101cm" fo:border="0.5pt solid #667dd1" style:writing-mode="lr-tb"/>
    </style:style>
    <style:style style:name="Tabla21.A4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1.B4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1.C4" style:family="table-cell">
      <style:table-cell-properties style:vertical-align="top" fo:padding="0.101cm" fo:border="0.5pt solid #667dd1" style:writing-mode="lr-tb"/>
    </style:style>
    <style:style style:name="Tabla25" style:family="table">
      <style:table-properties style:width="15.02cm" fo:margin-left="1.64cm" table:align="left" style:writing-mode="lr-tb"/>
    </style:style>
    <style:style style:name="Tabla25.A" style:family="table-column">
      <style:table-column-properties style:column-width="5.001cm"/>
    </style:style>
    <style:style style:name="Tabla25.B" style:family="table-column">
      <style:table-column-properties style:column-width="5.297cm"/>
    </style:style>
    <style:style style:name="Tabla25.C" style:family="table-column">
      <style:table-column-properties style:column-width="4.722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background-color="#e6e6e6" fo:padding="0.101cm" fo:border-left="0.5pt solid #667dd1" fo:border-right="none" fo:border-top="0.5pt solid #667dd1" fo:border-bottom="1.5pt solid #000000" style:writing-mode="lr-tb">
        <style:background-image/>
      </style:table-cell-properties>
    </style:style>
    <style:style style:name="Tabla25.C1" style:family="table-cell">
      <style:table-cell-properties style:vertical-align="top" fo:background-color="#e6e6e6" fo:padding="0.101cm" fo:border-left="0.5pt solid #667dd1" fo:border-right="0.5pt solid #667dd1" fo:border-top="0.5pt solid #667dd1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3.154cm" fo:keep-together="auto"/>
    </style:style>
    <style:style style:name="Tabla25.A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5.B2" style:family="table-cell">
      <style:table-cell-properties style:vertical-align="top" fo:padding="0.101cm" fo:border-left="0.5pt solid #667dd1" fo:border-right="none" fo:border-top="0.5pt solid #667dd1" fo:border-bottom="0.5pt solid #667dd1" style:writing-mode="lr-tb"/>
    </style:style>
    <style:style style:name="Tabla25.C2" style:family="table-cell">
      <style:table-cell-properties style:vertical-align="top" fo:padding="0.101cm" fo:border="0.5pt solid #667dd1" style:writing-mode="lr-tb"/>
    </style:style>
    <style:style style:name="P1" style:family="paragraph" style:parent-style-name="Standard">
      <style:text-properties fo:font-weight="bold" officeooo:rsid="000d56d9" officeooo:paragraph-rsid="000d56d9" style:font-weight-asian="bold" style:font-weight-complex="bold"/>
    </style:style>
    <style:style style:name="P2" style:family="paragraph" style:parent-style-name="Standard">
      <style:text-properties fo:font-size="18pt" fo:font-weight="bold" officeooo:rsid="000d56d9" officeooo:paragraph-rsid="000d56d9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size="18pt" officeooo:paragraph-rsid="00130461" style:font-size-asian="18pt" style:font-size-complex="18pt"/>
    </style:style>
    <style:style style:name="P5" style:family="paragraph" style:parent-style-name="Preformatted_20_Text">
      <style:paragraph-properties fo:text-align="end" style:justify-single-word="false"/>
      <style:text-properties fo:font-size="18pt" fo:font-weight="bold" officeooo:rsid="000d56d9" officeooo:paragraph-rsid="00158e14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7" style:family="paragraph" style:parent-style-name="Heading_20_4">
      <style:text-properties fo:font-size="18pt" fo:font-weight="bold" officeooo:rsid="000d56d9" officeooo:paragraph-rsid="000d56d9" style:font-size-asian="18pt" style:font-weight-asian="bold" style:font-size-complex="18pt" style:font-weight-complex="bold"/>
    </style:style>
    <style:style style:name="P8" style:family="paragraph" style:parent-style-name="Heading_20_4">
      <style:text-properties fo:font-weight="bold" officeooo:rsid="000d56d9" officeooo:paragraph-rsid="000d56d9" style:font-weight-asian="bold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.101cm" loext:contextual-spacing="false" style:line-height-at-least="0.503cm" fo:text-align="start" style:justify-single-word="false" fo:orphans="2" fo:widows="2" fo:text-indent="0cm" style:auto-text-indent="false" style:writing-mode="page"/>
      <style:text-properties officeooo:paragraph-rsid="00130461"/>
    </style:style>
    <style:style style:name="P11" style:family="paragraph" style:parent-style-name="Text_20_body">
      <style:paragraph-properties fo:margin-left="0cm" fo:margin-right="0cm" fo:margin-top="0cm" fo:margin-bottom="0.101cm" loext:contextual-spacing="false" style:line-height-at-least="0.503cm" fo:text-align="start" style:justify-single-word="false" fo:orphans="2" fo:widows="2" fo:text-indent="0cm" style:auto-text-indent="false" style:writing-mode="page"/>
      <style:text-properties officeooo:paragraph-rsid="00158e14"/>
    </style:style>
    <style:style style:name="P12" style:family="paragraph" style:parent-style-name="Text_20_body">
      <style:paragraph-properties fo:margin-left="0cm" fo:margin-right="0cm" fo:margin-top="0cm" fo:margin-bottom="0.101cm" loext:contextual-spacing="false" style:line-height-at-least="0.503cm" fo:text-align="start" style:justify-single-word="false" fo:orphans="2" fo:widows="2" fo:text-indent="0cm" style:auto-text-indent="false" style:writing-mode="page"/>
      <style:text-properties fo:font-variant="normal" fo:text-transform="none" style:use-window-font-color="true" style:font-name="Liberation Mono" fo:font-size="10pt" fo:letter-spacing="normal" fo:font-style="normal" fo:font-weight="bold" officeooo:paragraph-rsid="00130461" style:font-name-asian="WenQuanYi Zen Hei Sharp1" style:font-size-asian="10pt" style:font-weight-asian="bold" style:font-name-complex="Liberation Mono" style:font-size-complex="10pt" style:font-weight-complex="bold"/>
    </style:style>
    <style:style style:name="P13" style:family="paragraph" style:parent-style-name="n6">
      <style:paragraph-properties fo:margin-left="0cm" fo:margin-right="0cm" fo:text-indent="0cm" style:auto-text-indent="false"/>
      <style:text-properties fo:font-weight="bold" officeooo:rsid="000d56d9" officeooo:paragraph-rsid="00177661" style:font-weight-asian="bold" style:font-weight-complex="bold"/>
    </style:style>
    <style:style style:name="P14" style:family="paragraph" style:parent-style-name="Text_20_body">
      <style:paragraph-properties fo:margin-top="0cm" fo:margin-bottom="0.101cm" loext:contextual-spacing="false" style:writing-mode="page"/>
      <style:text-properties officeooo:paragraph-rsid="00130461"/>
    </style:style>
    <style:style style:name="P15" style:family="paragraph" style:parent-style-name="Table_20_Contents">
      <style:paragraph-properties fo:text-align="center" style:justify-single-word="false"/>
      <style:text-properties fo:font-size="18pt" officeooo:rsid="00130461" officeooo:paragraph-rsid="00130461" style:font-size-asian="18pt" style:font-size-complex="18pt"/>
    </style:style>
    <style:style style:name="P16" style:family="paragraph" style:parent-style-name="tx1">
      <style:text-properties officeooo:paragraph-rsid="00177661"/>
    </style:style>
    <style:style style:name="P17" style:family="paragraph" style:parent-style-name="tt1">
      <style:text-properties officeooo:paragraph-rsid="00177661"/>
    </style:style>
    <style:style style:name="P18" style:family="paragraph" style:parent-style-name="tt1n">
      <style:paragraph-properties fo:text-align="justify" style:justify-single-word="false" fo:orphans="0" fo:widows="0" style:text-autospace="none"/>
      <style:text-properties officeooo:paragraph-rsid="00177661"/>
    </style:style>
    <style:style style:name="P19" style:family="paragraph" style:parent-style-name="n6">
      <style:text-properties officeooo:paragraph-rsid="00177661"/>
    </style:style>
    <style:style style:name="P20" style:family="paragraph" style:parent-style-name="p1" style:list-style-name="">
      <style:paragraph-properties fo:margin-left="1.6cm" fo:margin-right="0cm" fo:text-indent="0cm" style:auto-text-indent="false">
        <style:tab-stops>
          <style:tab-stop style:position="2.101cm"/>
        </style:tab-stops>
      </style:paragraph-properties>
      <style:text-properties officeooo:paragraph-rsid="00177661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font-name="Liberation Mono" fo:font-size="10pt" fo:letter-spacing="normal" fo:font-style="normal" fo:font-weight="bold" style:font-name-asian="WenQuanYi Zen Hei Sharp1" style:font-size-asian="10pt" style:font-weight-asian="bold" style:font-name-complex="Liberation Mono" style:font-size-complex="10pt" style:font-weight-complex="bold"/>
    </style:style>
    <style:style style:name="T3" style:family="text">
      <style:text-properties fo:font-variant="normal" fo:text-transform="none" style:use-window-font-color="true" style:font-name="Liberation Mono" fo:font-size="10pt" fo:letter-spacing="normal" fo:font-style="normal" fo:font-weight="bold" officeooo:rsid="000d56d9" style:font-name-asian="WenQuanYi Zen Hei Sharp1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style:use-window-font-color="true" style:font-name="Liberation Mono" fo:font-size="10pt" fo:letter-spacing="normal" fo:font-style="normal" fo:font-weight="bold" officeooo:rsid="00158e14" style:font-name-asian="WenQuanYi Zen Hei Sharp1" style:font-size-asian="10pt" style:font-weight-asian="bold" style:font-name-complex="Liberation Mono" style:font-size-complex="10pt" style:font-weight-complex="bold"/>
    </style:style>
    <style:style style:name="T5" style:family="text">
      <style:text-properties fo:font-variant="normal" fo:text-transform="none" style:use-window-font-color="true" fo:font-size="10pt" fo:letter-spacing="normal" fo:font-style="normal" fo:font-weight="bold" officeooo:rsid="000d56d9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use-window-font-color="true" fo:font-size="10pt" fo:letter-spacing="normal" fo:font-style="normal" fo:font-weight="bold" officeooo:rsid="00158e14" style:font-size-asian="10pt" style:font-weight-asian="bold" style:font-size-complex="10pt" style:font-weight-complex="bold"/>
    </style:style>
    <style:style style:name="T7" style:family="text">
      <style:text-properties style:use-window-font-color="true" style:font-name="Liberation Mono" fo:font-size="10pt" fo:font-weight="bold" style:font-name-asian="WenQuanYi Zen Hei Sharp1" style:font-size-asian="10pt" style:font-weight-asian="bold" style:font-name-complex="Liberation Mono" style:font-size-complex="10pt" style:font-weight-complex="bold"/>
    </style:style>
    <style:style style:name="T8" style:family="text">
      <style:text-properties officeooo:rsid="001234fe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234fe" style:font-size-asian="18pt" style:font-size-complex="1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-asian="Arial Narrow" style:font-name-complex="Arial Narro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nsideraciones sobre la validación de formularios</text:h>
      <text:p text:style-name="Text_20_body">Cuando un usuario envía un formulario los datos contenidos en cada componente (definidos mediante las etiquetas HTML &lt;input&gt;, &lt;select&gt; y &lt;textarea&gt;) llegan al servidor web y son almacenados en un array asociativo ($_POST o $_GET, dependiendo de si el formulario está definido con el atributo HTML method="post" o method="get"): por cada componente del formulario se insertará un elemento en el array cuya clave será el atributo HTML name de dicho componente, y el valor el contenido en su atributo HTML value.</text:p>
      <text:p text:style-name="Text_20_body">Sin embargo, debes tener en cuenta que tras enviarse el formulario no se guardará nada en dicho array asociativo si:</text:p>
      <text:list xml:id="list2804142967" text:style-name="L1">
        <text:list-item>
          <text:p text:style-name="P21">Una casilla de verificación (creada con &lt;input type="checkbox" /&gt;) o un botón radio (creado con &lt;input type="radio" /&gt;) no estuviesen seleccionados. </text:p>
        </text:list-item>
      </text:list>
      <text:p text:style-name="Text_20_body">Otras consideraciones:</text:p>
      <text:list xml:id="list1989159283" text:style-name="L2">
        <text:list-item>
          <text:p text:style-name="P23">Si un cuadro de texto (creado con &lt;input type="text" ... /&gt; o &lt;textarea&gt;) se ha enviado sin contenido alguno, se insertará un elemento en el array asociativo pero su valor será el de una cadena vacía. </text:p>
        </text:list-item>
        <text:list-item>
          <text:p text:style-name="P23">Si una casilla de verificación o botón de tipo radio estaban marcados pero no tenían definido el atributo HTML value, su valor en el array asociativo será on. </text:p>
        </text:list-item>
        <text:list-item>
          <text:p text:style-name="P22">Si en un cuadro de lista (creado con &lt;select&gt;) se encontraba seleccionado un elemento (creado con &lt;option&gt;) que no tenía definido el atributo HTML value, su valor en el array asociativo sería el texto que estuviese indicado entre (&lt;option&gt; y &lt;/option&gt;). </text:p>
        </text:list-item>
      </text:list>
      <text:h text:style-name="P8" text:outline-level="4"><text:span text:style-name="T10">b</text:span><text:span text:style-name="T9">otones tipo radio</text:span></text:h>
      <text:p text:style-name="Text_20_body">Los botones tipo radio que corresponden a un mismo campo deben llevar el atributo <text:span text:style-name="Teletype">name</text:span> en todos ellos con el mismo valor. También deben llevar el atributo <text:span text:style-name="Teletype">value</text:span> que indica el texto a mostrar en el caso de que esté seleccionado. Ejemplo:</text:p>
      <text:p text:style-name="Text_20_body">sexo&lt;br/&gt;<text:line-break/><text:span text:style-name="T1">&lt;input type="radio" name="sexo" value="V"/&gt; Varón&lt;br/&gt;<text:line-break/>&lt;input type="radio" name="sexo" value="M"/&gt; Mujer</text:span></text:p>
      <text:p text:style-name="Text_20_body">El código php de la página donde se recogen los datos <text:span text:style-name="T8">se </text:span>obt<text:span text:style-name="T8">iene</text:span> mediante la variable <text:span text:style-name="Teletype">$_POST['valor_de_name']</text:span>. El dato recogido será el valor del atributo value del elemento seleccionado. Si no estuviera seleccionado ningún botón, la variable quedará vacía.</text:p>
      <text:p text:style-name="Text_20_body"><text:span text:style-name="T8">R</text:span>ecogida de datos:</text:p>
      <text:p text:style-name="P9">&lt;?php echo "Sexo: "; echo $_POST['sexo']; ?&gt;</text:p>
      <text:h text:style-name="P7" text:outline-level="4"><text:span text:style-name="T8">b</text:span>otones checkbox</text:h>
      <text:p text:style-name="Text_20_body">Los botones checkbox son independientes unos de otros, por tanto el atributo <text:span text:style-name="Teletype">name</text:span> debe ser distinto e identificativo en cada uno de ellos. Para poder pasar los datos a otra página estos botones <text:soft-page-break/>deben llevar el atributo <text:span text:style-name="Teletype">name</text:span>. El atributo <text:span text:style-name="Teletype">value</text:span> no es obligatiorio, aunque sí recomendable. Veamos un ejemplo:</text:p>
      <text:p text:style-name="P9">&lt;input type="checkbox" name="musica"/&gt; Música&lt;br/&gt;<text:line-break/>&lt;input type="checkbox" name="deportes" value="SI"/&gt; Deportes &lt;br/&gt;</text:p>
      <text:p text:style-name="Text_20_body"><text:span text:style-name="T8">U</text:span>saremos la variable <text:span text:style-name="Teletype">$_POST['valor_de_name']</text:span> en el código php:</text:p>
      <text:p text:style-name="P9">&lt;?php <text:line-break/>echo "Musica: "; echo $_POST['musica']; echo "&lt;br/&gt;";<text:line-break/>echo "Deportes: "; echo $_POST['deportes']; echo "&lt;br/&gt;"; <text:line-break/>?&gt;</text:p>
      <text:p text:style-name="Text_20_body">Si el botón no se ha seleccionado se devolvera como valor una variable vacía, Si está seleccionado nos devolvera el valor "<text:span text:style-name="Teletype">on</text:span>" si no lleva el atributo <text:span text:style-name="Teletype">value</text:span>. Si lleva este atributo el valor devuelto será el que éste tenga. </text:p>
      <text:h text:style-name="P7" text:outline-level="4"><text:span text:style-name="T8">l</text:span>istas select</text:h>
      <text:p text:style-name="Text_20_body">Las listas tipo "select" empiezan siempre por la etiqueta <text:span text:style-name="Teletype">&lt;select..&gt;</text:span>. Es en esta etiqueta donde debemos poner el atributo <text:span text:style-name="Teletype">name</text:span> para identificarla.</text:p>
      <text:p text:style-name="P3">&lt;select name="color"&gt;</text:p>
      <text:p text:style-name="P3"><text:s text:c="2"/>&lt;option&gt;ninguno&lt;/option&gt;</text:p>
      <text:p text:style-name="P3"><text:s text:c="2"/>&lt;option value="red"&gt;rojo&lt;/option&gt;</text:p>
      <text:p text:style-name="P3"><text:s text:c="2"/>&lt;option value="blue"&gt;azul&lt;/option&gt;</text:p>
      <text:p text:style-name="P3"><text:s text:c="2"/>&lt;option value="green"&gt;verde&lt;/option&gt;</text:p>
      <text:p text:style-name="P3"><text:s text:c="2"/>&lt;option value="yellow"&gt;amarillo&lt;/option&gt;</text:p>
      <text:p text:style-name="P6">&lt;/select&gt;</text:p>
      <text:p text:style-name="Text_20_body"><text:span text:style-name="T8">P</text:span>ondremos la variable <text:span text:style-name="Teletype">$_POST['valor_de_name']</text:span> para obtener el dato.</text:p>
      <text:p text:style-name="P9">&lt;?php echo "Color: "; echo $_POST['color']; ?&gt;</text:p>
      <text:p text:style-name="Text_20_body">el dato que recoge la variable es el valor del atributo <text:span text:style-name="Teletype">value</text:span>. Si la opción no lleva este atributo el dato será el texto de la opción. </text:p>
      <text:p text:style-name="P2">select múltiple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HTML</text:p>
          </table:table-cell>
          <table:table-cell table:style-name="Tabla1.B1" office:value-type="string">
            <text:p text:style-name="P15">PHP</text:p>
          </table:table-cell>
        </table:table-row>
        <table:table-row>
          <table:table-cell table:style-name="Tabla1.A2" office:value-type="string">
            <text:p text:style-name="P4"><text:span text:style-name="Source_20_Text"><text:span text:style-name="T2"/></text:span></text:p>
            <text:p text:style-name="P4"><text:span text:style-name="Source_20_Text"><text:span text:style-name="T2">&lt;select name=”usuarios[]” </text:span></text:span><text:span text:style-name="Strong_20_Emphasis"><text:span text:style-name="T2">multiple</text:span></text:span><text:span text:style-name="Source_20_Text"><text:span text:style-name="T2">&gt;</text:span></text:span><text:span text:style-name="Source_20_Text"><text:span text:style-name="T7"><text:line-break/></text:span></text:span><text:span text:style-name="Source_20_Text"><text:span text:style-name="T2">&lt;option value=”1″&gt; Usuario 001 &lt;/option&gt;</text:span></text:span><text:span text:style-name="Source_20_Text"><text:span text:style-name="T7"><text:line-break/></text:span></text:span><text:span text:style-name="Source_20_Text"><text:span text:style-name="T2">&lt;option value=”2″&gt; Usuario 002 &lt;/option&gt;</text:span></text:span><text:span text:style-name="Source_20_Text"><text:span text:style-name="T7"><text:line-break/></text:span></text:span><text:span text:style-name="Source_20_Text"><text:span text:style-name="T2">&lt;option value=”3″&gt; Usuario 003 &lt;/option&gt;</text:span></text:span><text:span text:style-name="Source_20_Text"><text:span text:style-name="T7"><text:line-break/></text:span></text:span><text:span text:style-name="Source_20_Text"><text:span text:style-name="T2">&lt;/select&gt;</text:span></text:span><text:span text:style-name="Source_20_Text"><text:span text:style-name="T7"> </text:span></text:span></text:p>
          </table:table-cell>
          <table:table-cell table:style-name="Tabla1.B2" office:value-type="string">
            <text:p text:style-name="P14"><text:span text:style-name="Source_20_Text"><text:span text:style-name="T3">&lt;?php</text:span></text:span></text:p>
            <text:p text:style-name="P10"><text:span text:style-name="T2">// recuperamos el elemento usuarios<text:line-break/></text:span><text:span text:style-name="Strong_20_Emphasis"><text:span text:style-name="T2">$usuarios = $_POST[‘usuarios’];</text:span></text:span></text:p>
            <text:p text:style-name="P10"><text:span text:style-name="T2">// lo recorremos e imprimimos<text:line-break/></text:span><text:span text:style-name="Strong_20_Emphasis"><text:span text:style-name="T2">foreach($usuarios as $user){<text:line-break/>echo $user.'&lt;br&gt;\n’;<text:line-break/>}</text:span></text:span></text:p>
            <text:p text:style-name="P11"><text:span text:style-name="Strong_20_Emphasis"><text:span text:style-name="T4">// tb se puede hacer con for</text:span></text:span></text:p>
            <text:p text:style-name="P11"><text:span text:style-name="Strong_20_Emphasis"><text:span text:style-name="T4">// </text:span></text:span><text:span text:style-name="Source_20_Text"><text:span text:style-name="T5">for($i=0;$i&lt;count($</text:span></text:span><text:span text:style-name="Source_20_Text"><text:span text:style-name="T6">usuarios</text:span></text:span><text:span text:style-name="Source_20_Text"><text:span text:style-name="T5">);$i++)</text:span></text:span></text:p>
            <text:p text:style-name="P12">?&gt;</text:p>
          </table:table-cell>
        </table:table-row>
      </table:table>
      <text:p text:style-name="P5"><text:span text:style-name="Source_20_Text"><text:span text:style-name="T11"/></text:span></text:p>
      <text:p text:style-name="P1"><text:soft-page-break/></text:p>
      <text:p text:style-name="P19">Casiña de verificación</text:p>
      <text:p text:style-name="P16">Este control envíase soamente cando se marca a casiña. O valor enviado é “on” se a casiña non ten definido o atributo value, ou o valor do devandito atributo se está definido.</text:p>
      <table:table table:name="Tabla13" table:style-name="Tabla13">
        <table:table-column table:style-name="Tabla13.A" table:number-columns-repeated="2"/>
        <table:table-column table:style-name="Tabla13.C"/>
        <table:table-row table:style-name="Tabla13.1">
          <table:table-cell table:style-name="Tabla13.A1" office:value-type="string">
            <text:p text:style-name="P18">Código do control no formulario</text:p>
          </table:table-cell>
          <table:table-cell table:style-name="Tabla13.A1" office:value-type="string">
            <text:p text:style-name="P18">Código de exemplo.php</text:p>
          </table:table-cell>
          <table:table-cell table:style-name="Tabla13.C1" office:value-type="string">
            <text:p text:style-name="P18">Información recibida</text:p>
          </table:table-cell>
        </table:table-row>
        <table:table-row table:style-name="Tabla13.2">
          <table:table-cell table:style-name="Tabla13.A2" office:value-type="string">
            <text:p text:style-name="P17">&lt;form action="exemplo.php"&gt;</text:p>
            <text:p text:style-name="P17"><text:span text:style-name="T12"><text:s text:c="2"/></text:span>&lt;p&gt;&lt;input type="checkbox" name="casiña1" /&gt;&lt;/p&gt;</text:p>
            <text:p text:style-name="P17"><text:span text:style-name="T12"><text:s text:c="2"/></text:span>&lt;p&gt;&lt;input type="checkbox" name="casiña2" /&gt;&lt;/p&gt;</text:p>
            <text:p text:style-name="P17"><text:span text:style-name="T12"><text:s text:c="2"/></text:span>&lt;p&gt;&lt;input type="checkbox" name="casiña3" value="Tres" /&gt;&lt;/p&gt;</text:p>
            <text:p text:style-name="P17"><text:span text:style-name="T12"><text:s text:c="2"/></text:span>&lt;p&gt;&lt;input type="submit" value="Submit" /&gt;&lt;/p&gt;</text:p>
            <text:p text:style-name="P17">&lt;/form&gt;</text:p>
          </table:table-cell>
          <table:table-cell table:style-name="Tabla13.B2" office:value-type="string">
            <text:p text:style-name="P17">&lt;?php</text:p>
            <text:p text:style-name="P17"><text:span text:style-name="T12"><text:s text:c="4"/></text:span>header('Content-Type: text/html; charset=UTF-8'); </text:p>
            <text:p text:style-name="P17"><text:span text:style-name="T12"><text:s text:c="4"/></text:span>print_r($_REQUEST);</text:p>
            <text:p text:style-name="P17"><text:span text:style-name="T12"><text:s text:c="4"/></text:span>echo "&lt;br/&gt;O valor recibido do control casiña2 marcada é: ".$_REQUEST["casiña2"];</text:p>
            <text:p text:style-name="P17"><text:span text:style-name="T12"><text:s text:c="4"/></text:span>echo "&lt;br/&gt;O valor recibido do control casiña3 marcada é: ".$_REQUEST["casiña3"];</text:p>
            <text:p text:style-name="P17">?&gt;</text:p>
          </table:table-cell>
          <table:table-cell table:style-name="Tabla13.C2" office:value-type="string">
            <text:p text:style-name="P17">Array ( [casiña2] =&gt; on [casiña3] =&gt; Tres ) </text:p>
            <text:p text:style-name="P17">O valor recibido do control casiña2 marcada é: on</text:p>
            <text:p text:style-name="P17">O valor recibido do control casiña3 marcada é: Tres</text:p>
          </table:table-cell>
        </table:table-row>
      </table:table>
      <text:p text:style-name="P19"><text:bookmark-start text:name="__RefHeading___Toc360046682"/>Botón de radio<text:bookmark-end text:name="__RefHeading___Toc360046682"/></text:p>
      <text:p text:style-name="P16">Este control envíase soamente cando se marca algún dos botóns de radio que forman o control. O valor enviado é “on” se o botón non ten definido o atributo value, ou o valor do atributo value se este está definido.</text:p>
      <table:table table:name="Tabla14" table:style-name="Tabla14">
        <table:table-column table:style-name="Tabla14.A" table:number-columns-repeated="2"/>
        <table:table-column table:style-name="Tabla14.C"/>
        <table:table-row table:style-name="Tabla14.1">
          <table:table-cell table:style-name="Tabla14.A1" office:value-type="string">
            <text:p text:style-name="P18">Código do control no formulario</text:p>
          </table:table-cell>
          <table:table-cell table:style-name="Tabla14.A1" office:value-type="string">
            <text:p text:style-name="P18">Código de exemplo.php</text:p>
          </table:table-cell>
          <table:table-cell table:style-name="Tabla14.C1" office:value-type="string">
            <text:p text:style-name="P18">Información recibida</text:p>
          </table:table-cell>
        </table:table-row>
        <table:table-row table:style-name="Tabla14.2">
          <table:table-cell table:style-name="Tabla14.A2" office:value-type="string">
            <text:p text:style-name="P17">&lt;form action="exemplo.php"&gt; <text:s text:c="3"/></text:p>
            <text:p text:style-name="P17"><text:span text:style-name="T12"><text:s text:c="2"/></text:span>&lt;p&gt;&lt;input type="radio" name="radio1" /&gt; &lt;input type="radio" name="radio1" /&gt;&lt;/p&gt;</text:p>
            <text:p text:style-name="P17"><text:span text:style-name="T12"><text:s text:c="2"/></text:span>&lt;p&gt;&lt;input type="radio" name="radio2" /&gt; &lt;input type="radio" name="radio2" /&gt;&lt;/p&gt;</text:p>
            <text:p text:style-name="P17"><text:span text:style-name="T12"><text:s text:c="2"/></text:span>&lt;p&gt;&lt;input type="radio" name="radio3" /&gt; &lt;input type="radio" name="radio3" /&gt;&lt;/p&gt;</text:p>
            <text:p text:style-name="P17"><text:span text:style-name="T12"><text:s text:c="2"/></text:span>&lt;p&gt;&lt;input type="radio" name="radio4" value="Un" /&gt; &lt;input type="radio" name="radio4" value="Dous" /&gt;&lt;/p&gt;</text:p>
            <text:p text:style-name="P17"><text:span text:style-name="T12"><text:s text:c="2"/></text:span>&lt;p&gt;&lt;input type="radio" name="radio5" value="Un" /&gt; &lt;input type="radio" name="radio5" value="Dous" /&gt;&lt;/p&gt;</text:p>
            <text:p text:style-name="P17"><text:span text:style-name="T12"><text:s text:c="2"/></text:span>&lt;p&gt;&lt;input type="submit" value="Submit" /&gt;&lt;/p&gt;</text:p>
            <text:p text:style-name="P17">&lt;/form&gt;</text:p>
          </table:table-cell>
          <table:table-cell table:style-name="Tabla14.B2" office:value-type="string">
            <text:p text:style-name="P17">&lt;?php</text:p>
            <text:p text:style-name="P17"><text:span text:style-name="T12"><text:s text:c="4"/></text:span>header('Content-Type: text/html; charset=UTF-8'); </text:p>
            <text:p text:style-name="P17"><text:span text:style-name="T12"><text:s text:c="4"/></text:span>print_r($_REQUEST);</text:p>
            <text:p text:style-name="P17"><text:span text:style-name="T12"><text:s text:c="4"/></text:span>echo "&lt;br/&gt;O valor recibido do control radio2 é: ".$_REQUEST["radio2"];</text:p>
            <text:p text:style-name="P17"><text:span text:style-name="T12"><text:s text:c="4"/></text:span>echo "&lt;br/&gt;O valor recibido do control radio3 é: ".$_REQUEST["radio3"];</text:p>
            <text:p text:style-name="P17"><text:span text:style-name="T12"><text:s text:c="4"/></text:span>echo "&lt;br/&gt;O valor recibido do control radio4 é: ".$_REQUEST["radio4"];</text:p>
            <text:p text:style-name="P17"><text:span text:style-name="T12"><text:s text:c="4"/></text:span>echo "&lt;br/&gt;O valor recibido do control radio5 é: ".$_REQUEST["radio5"]; <text:s text:c="3"/></text:p>
            <text:p text:style-name="P17">?&gt;</text:p>
          </table:table-cell>
          <table:table-cell table:style-name="Tabla14.C2" office:value-type="string">
            <text:p text:style-name="P17">Array ( [radio2] =&gt; on [radio3] =&gt; on [radio4] =&gt; Un [radio5] =&gt; Dous ) </text:p>
            <text:p text:style-name="P17">O valor recibido do control radio2 é: on</text:p>
            <text:p text:style-name="P17">O valor recibido do control radio3 é: on</text:p>
            <text:p text:style-name="P17">O valor recibido do control radio4 é: Un</text:p>
            <text:p text:style-name="P17">O valor recibido do control radio5 é: Dous</text:p>
          </table:table-cell>
        </table:table-row>
      </table:table>
      <text:p text:style-name="P19">Menú</text:p>
      <text:p text:style-name="P16">Este control envía sempre a opción elixida. O valor enviado é o contido da etiqueta option seleccionada se a opción elixida non ten definido o atributo value, ou o valor do atributo value se está definido para esa opción.</text:p>
      <text:p text:style-name="P16">Se o menú admite selección múltiple, entón o nome do menú debe acabar con corchetes ([]) e se envía como un array de tantos elementos como se elixise.</text:p>
      <table:table table:name="Tabla15" table:style-name="Tabla15">
        <table:table-column table:style-name="Tabla15.A" table:number-columns-repeated="2"/>
        <table:table-column table:style-name="Tabla15.C"/>
        <table:table-row table:style-name="Tabla15.1">
          <table:table-cell table:style-name="Tabla15.A1" office:value-type="string">
            <text:p text:style-name="P18">Código do control no formulario</text:p>
          </table:table-cell>
          <table:table-cell table:style-name="Tabla15.A1" office:value-type="string">
            <text:p text:style-name="P18">Código de exemplo.php</text:p>
          </table:table-cell>
          <table:table-cell table:style-name="Tabla15.C1" office:value-type="string">
            <text:p text:style-name="P18">Información recibida</text:p>
          </table:table-cell>
        </table:table-row>
        <table:table-row table:style-name="Tabla15.2">
          <table:table-cell table:style-name="Tabla15.A2" office:value-type="string">
            <text:p text:style-name="P17">&lt;form action="exemplo.php"&gt; <text:s text:c="3"/></text:p>
            <text:p text:style-name="P17"><text:span text:style-name="T12"><text:s text:c="4"/></text:span>&lt;select name="menu1"&gt;</text:p>
            <text:p text:style-name="P17"><text:span text:style-name="T12"><text:s text:c="6"/></text:span>&lt;option selected="selected"&gt;&lt;/option&gt;</text:p>
            <text:p text:style-name="P17"><text:span text:style-name="T12"><text:s text:c="6"/></text:span>&lt;option&gt;&lt;/option&gt;</text:p>
            <text:p text:style-name="P17"><text:span text:style-name="T12"><text:s text:c="4"/></text:span>&lt;/select&gt;</text:p>
            <text:p text:style-name="P17"><text:span text:style-name="T12"><text:s text:c="4"/></text:span>&lt;br/&gt;</text:p>
            <text:p text:style-name="P17"><text:span text:style-name="T12"><text:s text:c="4"/></text:span>&lt;select name="menu2"&gt;</text:p>
            <text:p text:style-name="P17"><text:soft-page-break/><text:span text:style-name="T12"><text:s text:c="6"/></text:span>&lt;option selected="selected"&gt;Opción 1&lt;/option&gt;</text:p>
            <text:p text:style-name="P17"><text:span text:style-name="T12"><text:s text:c="6"/></text:span>&lt;option&gt;Opción 2&lt;/option&gt;</text:p>
            <text:p text:style-name="P17"><text:span text:style-name="T12"><text:s text:c="4"/></text:span>&lt;/select&gt;</text:p>
            <text:p text:style-name="P17"><text:span text:style-name="T12"><text:s text:c="4"/></text:span>&lt;br/&gt;</text:p>
            <text:p text:style-name="P17"><text:span text:style-name="T12"><text:s text:c="4"/></text:span>&lt;select name="menu3"&gt;</text:p>
            <text:p text:style-name="P17"><text:span text:style-name="T12"><text:s text:c="6"/></text:span>&lt;option selected="selected" value="Un"&gt;Opción 1&lt;/option&gt;</text:p>
            <text:p text:style-name="P17"><text:span text:style-name="T12"><text:s text:c="6"/></text:span>&lt;option value="Dous"&gt;Opción 2&lt;/option&gt;</text:p>
            <text:p text:style-name="P17"><text:span text:style-name="T12"><text:s text:c="4"/></text:span>&lt;/select&gt;</text:p>
            <text:p text:style-name="P17"><text:span text:style-name="T12"><text:s text:c="4"/></text:span>&lt;br/&gt;</text:p>
            <text:p text:style-name="P17"><text:span text:style-name="T12"><text:s text:c="4"/></text:span>&lt;select name="menu4[]" size="3" multiple="multiple"&gt;</text:p>
            <text:p text:style-name="P17"><text:span text:style-name="T12"><text:s text:c="6"/></text:span>&lt;option selected="selected"&gt;Opción 1&lt;/option&gt;</text:p>
            <text:p text:style-name="P17"><text:span text:style-name="T12"><text:s text:c="6"/></text:span>&lt;option&gt;Opción 2&lt;/option&gt;</text:p>
            <text:p text:style-name="P17"><text:span text:style-name="T12"><text:s text:c="6"/></text:span>&lt;option&gt;Opción 3&lt;/option&gt;</text:p>
            <text:p text:style-name="P17"><text:span text:style-name="T12"><text:s text:c="4"/></text:span>&lt;/select&gt;</text:p>
            <text:p text:style-name="P17"><text:span text:style-name="T12"><text:s text:c="4"/></text:span>&lt;p&gt;&lt;input type="submit" value="Submit" /&gt;&lt;/p&gt;</text:p>
            <text:p text:style-name="P17">&lt;/form&gt;</text:p>
          </table:table-cell>
          <table:table-cell table:style-name="Tabla15.B2" office:value-type="string">
            <text:p text:style-name="P17">&lt;?php</text:p>
            <text:p text:style-name="P17"><text:span text:style-name="T12"><text:s text:c="4"/></text:span>header('Content-Type: text/html; charset=UTF-8'); </text:p>
            <text:p text:style-name="P17"><text:span text:style-name="T12"><text:s text:c="4"/></text:span>print_r($_REQUEST);</text:p>
            <text:p text:style-name="P17"><text:span text:style-name="T12"><text:s text:c="4"/></text:span>echo "&lt;br/&gt;O valor recibido do control menu1 é: ".$_REQUEST["menu1"];</text:p>
            <text:p text:style-name="P17"><text:span text:style-name="T12"><text:s text:c="4"/></text:span>echo "&lt;br/&gt;O valor recibido do control <text:soft-page-break/>menu2 é: ".$_REQUEST["menu2"];</text:p>
            <text:p text:style-name="P17"><text:span text:style-name="T12"><text:s text:c="4"/></text:span>echo "&lt;br/&gt;O valor recibido do control menu3 é: ".$_REQUEST["menu3"];</text:p>
            <text:p text:style-name="P17"><text:span text:style-name="T12"><text:s text:c="4"/></text:span>echo "&lt;br/&gt;O valor recibido do control menu4 é o array: ";</text:p>
            <text:p text:style-name="P17"><text:span text:style-name="T12"><text:s text:c="4"/></text:span>print_r($_REQUEST["menu4"]);</text:p>
            <text:p text:style-name="P17">?&gt;</text:p>
          </table:table-cell>
          <table:table-cell table:style-name="Tabla15.C2" office:value-type="string">
            <text:p text:style-name="P17">Array ( [menu1] =&gt; [menu2] =&gt; Opción 1 [menu3] =&gt; Dous [menu4] =&gt; Array ( [0] =&gt; Opción 1 [1] =&gt; Opción 3 ) ) </text:p>
            <text:p text:style-name="P17">O valor recibido do control menu1 é: </text:p>
            <text:p text:style-name="P17">O valor recibido do control menu2 é: Opción 1</text:p>
            <text:p text:style-name="P17">O valor recibido do control menu3 é: Dous</text:p>
            <text:p text:style-name="P17">O valor recibido do control menu4 é o array: <text:soft-page-break/>Array ( [0] =&gt; Opción 1 [1] =&gt; Opción 3 )</text:p>
          </table:table-cell>
        </table:table-row>
      </table:table>
      <text:p text:style-name="P19"><text:bookmark-start text:name="__RefHeading___Toc360046684"/>Control oculto<text:bookmark-end text:name="__RefHeading___Toc360046684"/></text:p>
      <text:p text:style-name="P16">Este control envíase sempre e o valor enviado é o valor do atributo value.</text:p>
      <table:table table:name="Tabla16" table:style-name="Tabla16">
        <table:table-column table:style-name="Tabla16.A" table:number-columns-repeated="2"/>
        <table:table-column table:style-name="Tabla16.C"/>
        <table:table-row table:style-name="Tabla16.1">
          <table:table-cell table:style-name="Tabla16.A1" office:value-type="string">
            <text:p text:style-name="P18">Código do control no formulario</text:p>
          </table:table-cell>
          <table:table-cell table:style-name="Tabla16.A1" office:value-type="string">
            <text:p text:style-name="P18">Código de exemplo.php</text:p>
          </table:table-cell>
          <table:table-cell table:style-name="Tabla16.C1" office:value-type="string">
            <text:p text:style-name="P18">Información recibida</text:p>
          </table:table-cell>
        </table:table-row>
        <table:table-row table:style-name="Tabla16.2">
          <table:table-cell table:style-name="Tabla16.A2" office:value-type="string">
            <text:p text:style-name="P17">&lt;form action="exemplo.php"&gt; <text:s text:c="3"/></text:p>
            <text:p text:style-name="P17"><text:span text:style-name="T12"><text:s text:c="4"/></text:span>&lt;input type="hidden" name="oculto1" /&gt;</text:p>
            <text:p text:style-name="P17"><text:span text:style-name="T12"><text:s text:c="4"/></text:span>&lt;input type="hidden" name="oculto2" value="Calquera cousa" /&gt;</text:p>
            <text:p text:style-name="P17"><text:span text:style-name="T12"><text:s text:c="4"/></text:span>&lt;p&gt;&lt;input type="submit" value="Submit" /&gt;&lt;/p&gt;</text:p>
            <text:p text:style-name="P17">&lt;/form&gt;</text:p>
          </table:table-cell>
          <table:table-cell table:style-name="Tabla16.B2" office:value-type="string">
            <text:p text:style-name="P17">&lt;?php</text:p>
            <text:p text:style-name="P17"><text:span text:style-name="T12"><text:s text:c="4"/></text:span>header('Content-Type: text/html; charset=UTF-8'); </text:p>
            <text:p text:style-name="P17"><text:span text:style-name="T12"><text:s text:c="4"/></text:span>print_r($_REQUEST);</text:p>
            <text:p text:style-name="P17"><text:span text:style-name="T12"><text:s text:c="4"/></text:span>echo "&lt;br/&gt;O valor recibido do control oculto1 é: ".$_REQUEST["oculto1"];</text:p>
            <text:p text:style-name="P17"><text:span text:style-name="T12"><text:s text:c="4"/></text:span>echo "&lt;br/&gt;O valor recibido do control oculto2 é: ".$_REQUEST["oculto2"];</text:p>
            <text:p text:style-name="P17">?&gt;</text:p>
          </table:table-cell>
          <table:table-cell table:style-name="Tabla16.C2" office:value-type="string">
            <text:p text:style-name="P17">Array ( [oculto1] =&gt; [oculto2] =&gt; Calquera cousa ) </text:p>
            <text:p text:style-name="P17">O valor recibido do control oculto1 é: </text:p>
            <text:p text:style-name="P17">O valor recibido do control oculto2 é: Calquera cousa</text:p>
          </table:table-cell>
        </table:table-row>
      </table:table>
      <text:p text:style-name="P19">Existencia dos controis</text:p>
      <text:p text:style-name="P20">Os controis para os que se definiu o parámetro name aparecerán no array $_REQUEST. Cando o usuario non introducise ningún valor nun control, este control aparecerá no array $_REQUEST cunha cadea valeira asociada. No caso dos controis de campo de texto, controlarase cunha sentencia if se o control contén ou non unha cadea valeira.</text:p>
      <table:table table:name="Tabla20" table:style-name="Tabla20">
        <table:table-column table:style-name="Tabla20.A" table:number-columns-repeated="2"/>
        <table:table-column table:style-name="Tabla20.C"/>
        <table:table-row table:style-name="Tabla20.1">
          <table:table-cell table:style-name="Tabla20.A1" office:value-type="string">
            <text:p text:style-name="P18">Código do control no formulario</text:p>
          </table:table-cell>
          <table:table-cell table:style-name="Tabla20.A1" office:value-type="string">
            <text:p text:style-name="P18">Código de exemplo.php</text:p>
          </table:table-cell>
          <table:table-cell table:style-name="Tabla20.C1" office:value-type="string">
            <text:p text:style-name="P18">Información recibida</text:p>
          </table:table-cell>
        </table:table-row>
        <table:table-row table:style-name="Tabla20.2">
          <table:table-cell table:style-name="Tabla20.A3" table:number-rows-spanned="2" office:value-type="string">
            <text:p text:style-name="P17">&lt;form action="exemplo.php"&gt;</text:p>
            <text:p text:style-name="P17"><text:span text:style-name="T12"><text:s text:c="2"/></text:span>&lt;p&gt;Nome:&lt;input type="text" name="nome" /&gt;(*)&lt;/p&gt;</text:p>
            <text:p text:style-name="P17"><text:span text:style-name="T12"><text:s text:c="2"/></text:span>&lt;p&gt;&lt;input type="submit" value="Submit" /&gt;&lt;/p&gt;</text:p>
            <text:p text:style-name="P17">&lt;/form&gt;</text:p>
          </table:table-cell>
          <table:table-cell table:style-name="Tabla20.B3" table:number-rows-spanned="2" office:value-type="string">
            <text:p text:style-name="P17">&lt;?php</text:p>
            <text:p text:style-name="P17"><text:span text:style-name="T12"><text:s text:c="4"/></text:span>header('Content-Type: text/html; charset=UTF-8'); </text:p>
            <text:p text:style-name="P17"><text:span text:style-name="T12"><text:s text:c="4"/></text:span>echo"&lt;pre&gt;";</text:p>
            <text:p text:style-name="P17"><text:span text:style-name="T12"><text:s text:c="4"/></text:span>print_r($_REQUEST);</text:p>
            <text:p text:style-name="P17"><text:span text:style-name="T12"><text:s text:c="4"/></text:span>echo"&lt;/pre&gt;";</text:p>
            <text:p text:style-name="P17"><text:span text:style-name="T12"><text:s text:c="4"/></text:span>echo "&lt;br/&gt;O valor do control nome é: ".$_REQUEST["nome"];</text:p>
            <text:p text:style-name="P17"><text:span text:style-name="T12"><text:s text:c="4"/></text:span>if ($_REQUEST["nome"]=="")</text:p>
            <text:p text:style-name="P17"><text:span text:style-name="T12"><text:s text:c="8"/></text:span>print"&lt;p&gt;É obrigatorio introducir o nome&lt;/p&gt;";</text:p>
            <text:p text:style-name="P17"><text:span text:style-name="T12"><text:s text:c="4"/></text:span>else</text:p>
            <text:p text:style-name="P17"><text:span text:style-name="T12"><text:s text:c="8"/></text:span>print"&lt;p&gt;O nome introducido é: $_REQUEST[nome]&lt;/p&gt;"</text:p>
            <text:p text:style-name="P17">?&gt;</text:p>
          </table:table-cell>
          <table:table-cell table:style-name="Tabla20.C2" office:value-type="string">
            <text:p text:style-name="P17">Array</text:p>
            <text:p text:style-name="P17">(</text:p>
            <text:p text:style-name="P17"><text:span text:style-name="T12"><text:s text:c="4"/></text:span>[nome] =&gt; </text:p>
            <text:p text:style-name="P17">)</text:p>
            <text:p text:style-name="P17"/>
            <text:p text:style-name="P17">O valor do control nome é:</text:p>
            <text:p text:style-name="P17">É obrigatorio introducir o nome</text:p>
          </table:table-cell>
        </table:table-row>
        <table:table-row table:style-name="Tabla20.2">
          <table:covered-table-cell/>
          <table:covered-table-cell/>
          <table:table-cell table:style-name="Tabla20.C3" office:value-type="string">
            <text:p text:style-name="P17">Array</text:p>
            <text:p text:style-name="P17">(</text:p>
            <text:p text:style-name="P17"><text:span text:style-name="T12"><text:s text:c="4"/></text:span>[nome] =&gt; Víctor</text:p>
            <text:p text:style-name="P17">)</text:p>
            <text:p text:style-name="P17"/>
            <text:p text:style-name="P17">O valor do control nome é: Víctor</text:p>
            <text:p text:style-name="P17">O nome introducido é: Víctor</text:p>
          </table:table-cell>
        </table:table-row>
      </table:table>
      <text:p text:style-name="P20"><text:soft-page-break/>No caso dos controis como as casiñas de verificación, ou os botóns de radio, soamente están definidos no array $_REQUEST no caso en que se marcasen no formulario. Polo tanto, ao tratar de acceder ao elemento correspondente no array $_REQUEST, si no se marcou, producirase un erro. O xeito de resolver este problema é comprobando a existencia do elemento no array $_REQUEST mediante o uso da función isset(), que admite como argumento unha variable, e devolve verdadeiro se existe, ou falso se non existe.</text:p>
      <table:table table:name="Tabla21" table:style-name="Tabla21">
        <table:table-column table:style-name="Tabla21.A" table:number-columns-repeated="2"/>
        <table:table-column table:style-name="Tabla21.C"/>
        <table:table-row table:style-name="Tabla21.1">
          <table:table-cell table:style-name="Tabla21.A1" office:value-type="string">
            <text:p text:style-name="P18">Código do control no formulario</text:p>
          </table:table-cell>
          <table:table-cell table:style-name="Tabla21.A1" office:value-type="string">
            <text:p text:style-name="P18">Código de exemplo.php</text:p>
          </table:table-cell>
          <table:table-cell table:style-name="Tabla21.C1" office:value-type="string">
            <text:p text:style-name="P18">Información recibida</text:p>
          </table:table-cell>
        </table:table-row>
        <table:table-row table:style-name="Tabla21.2">
          <table:table-cell table:style-name="Tabla21.A4" table:number-rows-spanned="3" office:value-type="string">
            <text:p text:style-name="P17">&lt;form action="exemplo.php"&gt;</text:p>
            <text:p text:style-name="P17"><text:span text:style-name="T12"><text:s text:c="2"/></text:span>&lt;p&gt;Desexo recibir información: &lt;input type="checkbox" name="informacion" /&gt;&lt;/p&gt;</text:p>
            <text:p text:style-name="P17"><text:span text:style-name="T12"><text:s text:c="2"/></text:span>&lt;p&gt;Modo de pago:&lt;br/&gt; Efectivo &lt;input type="radio" name="modoPago" value="efectivo" /&gt;&lt;br/&gt; Tarxeta &lt;input type="radio" name="modoPago" value="tarxeta" /&gt;&lt;/p&gt;</text:p>
            <text:p text:style-name="P17"><text:span text:style-name="T12"><text:s text:c="2"/></text:span>&lt;p&gt;&lt;input type="submit" value="Submit" /&gt;&lt;/p&gt;</text:p>
            <text:p text:style-name="P17">&lt;/form&gt;</text:p>
          </table:table-cell>
          <table:table-cell table:style-name="Tabla21.B4" table:number-rows-spanned="3" office:value-type="string">
            <text:p text:style-name="P17">&lt;?php</text:p>
            <text:p text:style-name="P17"><text:span text:style-name="T12"><text:s text:c="4"/></text:span>header('Content-Type: text/html; charset=UTF-8'); </text:p>
            <text:p text:style-name="P17"><text:span text:style-name="T12"><text:s text:c="4"/></text:span>echo"&lt;pre&gt;";</text:p>
            <text:p text:style-name="P17"><text:span text:style-name="T12"><text:s text:c="4"/></text:span>print_r($_REQUEST);</text:p>
            <text:p text:style-name="P17"><text:span text:style-name="T12"><text:s text:c="4"/></text:span>if (isset($_REQUEST["informacion"]))</text:p>
            <text:p text:style-name="P17"><text:span text:style-name="T12"><text:s text:c="8"/></text:span>print"&lt;p&gt;Desexa recibir información&lt;/p&gt;";</text:p>
            <text:p text:style-name="P17"><text:span text:style-name="T12"><text:s text:c="4"/></text:span>else</text:p>
            <text:p text:style-name="P17"><text:span text:style-name="T12"><text:s text:c="8"/></text:span>print"&lt;p&gt;Non desexa recibir información&lt;/p&gt;";</text:p>
            <text:p text:style-name="P17"><text:span text:style-name="T12"><text:s text:c="4"/></text:span>if (isset($_REQUEST["modoPago"]))</text:p>
            <text:p text:style-name="P17"><text:span text:style-name="T12"><text:s text:c="8"/></text:span>print"&lt;p&gt;O modo de pago elixido é: $_REQUEST[modoPago]&lt;/p&gt;";</text:p>
            <text:p text:style-name="P17"><text:span text:style-name="T12"><text:s text:c="4"/></text:span>else</text:p>
            <text:p text:style-name="P17"><text:span text:style-name="T12"><text:s text:c="8"/></text:span>print"&lt;p&gt;Debe elixir un modo de pago&lt;/p&gt;"; <text:s text:c="7"/></text:p>
            <text:p text:style-name="P17">?&gt;</text:p>
          </table:table-cell>
          <table:table-cell table:style-name="Tabla21.C2" office:value-type="string">
            <text:p text:style-name="P17">Array</text:p>
            <text:p text:style-name="P17">(</text:p>
            <text:p text:style-name="P17">)</text:p>
            <text:p text:style-name="P17">Non desexa recibir información</text:p>
            <text:p text:style-name="P17"/>
            <text:p text:style-name="P17">Debe elixir un modo de pago</text:p>
          </table:table-cell>
        </table:table-row>
        <table:table-row table:style-name="Tabla21.2">
          <table:covered-table-cell/>
          <table:covered-table-cell/>
          <table:table-cell table:style-name="Tabla21.C3" office:value-type="string">
            <text:p text:style-name="P17">Array</text:p>
            <text:p text:style-name="P17">(</text:p>
            <text:p text:style-name="P17"><text:span text:style-name="T12"><text:s text:c="4"/></text:span>[informacion] =&gt; on</text:p>
            <text:p text:style-name="P17">)</text:p>
            <text:p text:style-name="P17">Desexa recibir información</text:p>
            <text:p text:style-name="P17"/>
            <text:p text:style-name="P17">Debe elixir un modo de pago</text:p>
          </table:table-cell>
        </table:table-row>
        <table:table-row table:style-name="Tabla21.2">
          <table:covered-table-cell/>
          <table:covered-table-cell/>
          <table:table-cell table:style-name="Tabla21.C4" office:value-type="string">
            <text:p text:style-name="P17">Array</text:p>
            <text:p text:style-name="P17">(</text:p>
            <text:p text:style-name="P17"><text:span text:style-name="T12"><text:s text:c="4"/></text:span>[informacion] =&gt; on</text:p>
            <text:p text:style-name="P17"><text:span text:style-name="T12"><text:s text:c="4"/></text:span>[modoPago] =&gt; tarxeta</text:p>
            <text:p text:style-name="P17">)</text:p>
            <text:p text:style-name="P17">Desexa recibir información</text:p>
            <text:p text:style-name="P17"/>
            <text:p text:style-name="P17">O modo de pago elixido é: tarxeta</text:p>
          </table:table-cell>
        </table:table-row>
      </table:table>
      <text:p text:style-name="P20">Outro xeito de facer o anterior é usando a notación (condición)? verdadeiro : falso; <text:s/>en troques da sentencia if.</text:p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a25.1">
          <table:table-cell table:style-name="Tabla25.A1" office:value-type="string">
            <text:p text:style-name="P18">Código do control no formulario</text:p>
          </table:table-cell>
          <table:table-cell table:style-name="Tabla25.A1" office:value-type="string">
            <text:p text:style-name="P18">Código de exemplo.php</text:p>
          </table:table-cell>
          <table:table-cell table:style-name="Tabla25.C1" office:value-type="string">
            <text:p text:style-name="P18">Información recibida</text:p>
          </table:table-cell>
        </table:table-row>
        <table:table-row table:style-name="Tabla25.2">
          <table:table-cell table:style-name="Tabla25.A2" office:value-type="string">
            <text:p text:style-name="P17">&lt;form action="exemplo.php"&gt;</text:p>
            <text:p text:style-name="P17"><text:span text:style-name="T12"><text:s text:c="2"/></text:span>&lt;p&gt;Nome:&lt;input type="text" name="nome" /&gt;(*)&lt;/p&gt;</text:p>
            <text:p text:style-name="P17"><text:span text:style-name="T12"><text:s text:c="2"/></text:span>&lt;p&gt;Enderezo:&lt;input type="text" name="enderezo" /&gt;&lt;/p&gt;</text:p>
            <text:p text:style-name="P17"><text:span text:style-name="T12"><text:s text:c="2"/></text:span>&lt;p&gt;&lt;input type="submit" value="Submit" /&gt;&lt;/p&gt;</text:p>
            <text:p text:style-name="P17">&lt;/form&gt;</text:p>
          </table:table-cell>
          <table:table-cell table:style-name="Tabla25.B2" office:value-type="string">
            <text:p text:style-name="P17">&lt;?php</text:p>
            <text:p text:style-name="P17"><text:span text:style-name="T12"><text:s text:c="4"/></text:span>header('Content-Type: text/html; charset=UTF-8'); </text:p>
            <text:p text:style-name="P17"><text:span text:style-name="T12"><text:s text:c="4"/></text:span>echo"&lt;pre&gt;";</text:p>
            <text:p text:style-name="P17"><text:span text:style-name="T12"><text:s text:c="4"/></text:span>print_r($_REQUEST);</text:p>
            <text:p text:style-name="P17"><text:span text:style-name="T12"><text:s text:c="4"/></text:span>echo"&lt;/pre&gt;";</text:p>
            <text:p text:style-name="P17"><text:span text:style-name="T12"><text:s text:c="4"/></text:span>$nome= (isset($_REQUEST['nome']))</text:p>
            <text:p text:style-name="P17"><text:span text:style-name="T12"><text:s text:c="8"/></text:span>? trim(strip_tags($_REQUEST['nome']))</text:p>
            <text:p text:style-name="P17"><text:span text:style-name="T12"><text:s text:c="8"/></text:span>: "";</text:p>
            <text:p text:style-name="P17"><text:span text:style-name="T12"><text:s text:c="4"/></text:span>$enderezo= (isset($_REQUEST['enderezo']))</text:p>
            <text:p text:style-name="P17"><text:span text:style-name="T12"><text:s text:c="8"/></text:span>? trim(strip_tags($_REQUEST['enderezo']))</text:p>
            <text:p text:style-name="P17"><text:span text:style-name="T12"><text:s text:c="8"/></text:span>: ""; <text:s text:c="3"/></text:p>
            <text:p text:style-name="P17"><text:span text:style-name="T12"><text:s text:c="4"/></text:span>if ($nome == "")</text:p>
            <text:p text:style-name="P17"><text:span text:style-name="T12"><text:s text:c="8"/></text:span>print "&lt;p&gt;Non se escribiu ningún nome&lt;/p&gt;";</text:p>
            <text:p text:style-name="P17"><text:span text:style-name="T12"><text:s text:c="5"/></text:span>else </text:p>
            <text:p text:style-name="P17"><text:span text:style-name="T12"><text:s text:c="8"/></text:span>print "&lt;p&gt;O seu nome é $nome&lt;/p&gt;";</text:p>
            <text:p text:style-name="P17"><text:span text:style-name="T12"><text:s text:c="4"/></text:span>if ($enderezo == "")</text:p>
            <text:p text:style-name="P17"><text:span text:style-name="T12"><text:s text:c="8"/></text:span>print "&lt;p&gt;Non se ningún enderezo&lt;/p&gt;";</text:p>
            <text:p text:style-name="P17"><text:span text:style-name="T12"><text:s text:c="5"/></text:span>else </text:p>
            <text:p text:style-name="P17"><text:span text:style-name="T12"><text:s text:c="8"/></text:span>print "&lt;p&gt;O seu enderezo é $enderezo&lt;/p&gt;"; <text:s text:c="4"/></text:p>
            <text:p text:style-name="P17">?&gt;</text:p>
          </table:table-cell>
          <table:table-cell table:style-name="Tabla25.C2" office:value-type="string">
            <text:p text:style-name="P17">Array</text:p>
            <text:p text:style-name="P17">(</text:p>
            <text:p text:style-name="P17"><text:span text:style-name="T12"><text:s text:c="4"/></text:span>[nome] =&gt; </text:p>
            <text:p text:style-name="P17"><text:span text:style-name="T12"><text:s text:c="4"/></text:span>[enderezo] =&gt; Rúa Real 10</text:p>
            <text:p text:style-name="P17">)</text:p>
            <text:p text:style-name="P17">Non se escribiu ningún nome</text:p>
            <text:p text:style-name="P17"/>
            <text:p text:style-name="P17">O seu enderezo é Rúa Real 10</text:p>
          </table:table-cell>
        </table:table-row>
      </table:table>
      <text:p text:style-name="P13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6" style:family="paragraph" style:next-style-name="tx1">
      <style:paragraph-properties fo:margin-left="1.6cm" fo:margin-right="0cm" fo:margin-top="0.564cm" fo:margin-bottom="0.318cm" loext:contextual-spacing="false" fo:orphans="2" fo:widows="2" fo:text-indent="0cm" style:auto-text-indent="false" fo:keep-with-next="always"/>
      <style:text-properties fo:color="#3342b5" style:font-name="Arial" fo:font-family="Arial" style:font-family-generic="swiss" style:font-pitch="variable" fo:font-size="11pt" fo:language="gl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t1" style:family="paragraph">
      <style:paragraph-properties fo:margin-top="0.035cm" fo:margin-bottom="0.035cm" loext:contextual-spacing="false" fo:orphans="2" fo:widows="2"/>
      <style:text-properties style:use-window-font-color="true" style:font-name="Arial Narrow" fo:font-family="'Arial Narrow'" style:font-family-generic="swiss" style:font-pitch="variable" fo:font-size="8pt" fo:language="gl" fo:country="ES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8pt" style:language-complex="ar" style:country-complex="SA"/>
    </style:style>
    <style:style style:name="tt1n" style:family="paragraph" style:parent-style-name="tt1">
      <style:paragraph-properties fo:margin-top="0.071cm" fo:margin-bottom="0.035cm" loext:contextual-spacing="false"/>
      <style:text-properties fo:font-weight="bold" style:font-weight-asian="bold" style:font-weight-complex="bold"/>
    </style:style>
    <style:style style:name="p1" style:family="paragraph" style:list-style-name="WW8Num74">
      <style:paragraph-properties fo:margin-top="0.212cm" fo:margin-bottom="0.106cm" loext:contextual-spacing="false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gl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74z0" style:family="text">
      <style:text-properties fo:color="#667dd1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4" text:consecutive-numbering="true">
      <text:list-level-style-bullet text:level="1" text:style-name="WW8Num74z0" style:num-suffix=".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2:46:12.558106793</meta:creation-date>
    <dc:date>2021-11-18T10:36:07.897000000</dc:date>
    <meta:editing-duration>PT47M47S</meta:editing-duration>
    <meta:editing-cycles>6</meta:editing-cycles>
    <meta:generator>LibreOffice/5.3.0.3$Windows_X86_64 LibreOffice_project/7074905676c47b82bbcfbea1aeefc84afe1c50e1</meta:generator>
    <meta:document-statistic meta:table-count="8" meta:image-count="0" meta:object-count="0" meta:page-count="5" meta:paragraph-count="258" meta:word-count="1705" meta:character-count="12645" meta:non-whitespace-character-count="10660"/>
  </office:meta>
</office:document-meta>
</file>